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50f9" officeooo:paragraph-rsid="005c50f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9eb27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4ca6" officeooo:paragraph-rsid="005d4ca6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ff49" officeooo:paragraph-rsid="005dff49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d4ca6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d4ca6" officeooo:paragraph-rsid="005d4ca6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normal" officeooo:rsid="005c50f9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5d4ca6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5dff49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bold" officeooo:rsid="004e260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512458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c50f9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officeooo:rsid="005dff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5</text:span><text:span text:style-name="T5">0</text:span><text:span text:style-name="T6">0</text:span><text:span text:style-name="T7"> - </text:span><text:span text:style-name="T8">A/G </text:span><text:span text:style-name="T9">- </text:span><text:span text:style-name="T6">Stores List</text:span></text:p>
      <text:p text:style-name="P1"/>
      <text:p text:style-name="P2">Air to ground weapons</text:p>
      <text:list xml:id="list2798752425" text:style-name="L1">
        <text:list-item>
          <text:p text:style-name="P4">SNEB 68mm rockets:</text:p>
          <text:list>
            <text:list-item>
              <text:p text:style-name="P6"><text:span text:style-name="T1">Matra F1</text:span><text:span text:style-name="T2"> pod</text:span><text:span text:style-name="T3"><text:tab/><text:tab/></text:span><text:span text:style-name="T2">36 rockets</text:span></text:p>
            </text:list-item>
            <text:list-item>
              <text:p text:style-name="P7">Matra F2 pod<text:span text:style-name="T10">??<text:tab/><text:tab/></text:span>9 rockets</text:p>
            </text:list-item>
            <text:list-item>
              <text:p text:style-name="P6"><text:span text:style-name="T2">Matra </text:span><text:span text:style-name="T1">F4</text:span><text:span text:style-name="T2">/Matra 155</text:span><text:span text:style-name="T1"> </text:span><text:span text:style-name="T2">pod</text:span><text:span text:style-name="T3"><text:tab/></text:span><text:span text:style-name="T2">18 rockets</text:span></text:p>
            </text:list-item>
          </text:list>
        </text:list-item>
        <text:list-item>
          <text:p text:style-name="P4">Bombs:</text:p>
          <text:list>
            <text:list-item>
              <text:p text:style-name="P4">SAMP<text:span text:style-name="T10"> 125<text:tab/><text:tab/><text:tab/>125 kg </text:span>GP bomb, <text:span text:style-name="T10">slick</text:span></text:p>
            </text:list-item>
            <text:list-item>
              <text:p text:style-name="P5">SAMP 250<text:tab/><text:tab/><text:tab/>250 kg GP bomb, slick or parachute retarded</text:p>
            </text:list-item>
            <text:list-item>
              <text:p text:style-name="P5">SAMP 500<text:tab/><text:tab/><text:tab/>500 kg GP bomb, slick or parachute retarded</text:p>
            </text:list-item>
            <text:list-item>
              <text:p text:style-name="P4">Mk 82<text:span text:style-name="T10"><text:tab/><text:tab/><text:tab/><text:tab/></text:span>500 lb GP bomb<text:span text:style-name="T10">, slick</text:span></text:p>
            </text:list-item>
            <text:list-item>
              <text:p text:style-name="P4">Mk 83<text:span text:style-name="T10"><text:tab/><text:tab/><text:tab/><text:tab/></text:span>1000 lb GP bomb<text:span text:style-name="T10">, slick</text:span></text:p>
            </text:list-item>
            <text:list-item>
              <text:p text:style-name="P4">GBU-10<text:span text:style-name="T10"><text:tab/><text:tab/><text:tab/></text:span>2000 lb LGB (buddy lasing)</text:p>
            </text:list-item>
            <text:list-item>
              <text:p text:style-name="P4">GBU-12<text:span text:style-name="T10"><text:tab/><text:tab/><text:tab/></text:span>500 lb LGB (buddy lasing)</text:p>
            </text:list-item>
            <text:list-item>
              <text:p text:style-name="P4">BR 250<text:span text:style-name="T10"><text:tab/><text:tab/><text:tab/></text:span>250 kg GP bomb<text:span text:style-name="T10">, slick</text:span></text:p>
            </text:list-item>
            <text:list-item>
              <text:p text:style-name="P4">BR 500<text:span text:style-name="T10"><text:tab/><text:tab/><text:tab/></text:span>500 kg GP bomb<text:span text:style-name="T10">, slick</text:span></text:p>
            </text:list-item>
            <text:list-item>
              <text:p text:style-name="P4">BLG 66 Belouga<text:span text:style-name="T10"><text:tab/><text:tab/></text:span>Cluster bomb</text:p>
            </text:list-item>
            <text:list-item>
              <text:p text:style-name="P4">BLU 107 Durandal<text:span text:style-name="T10"><text:tab/><text:tab/></text:span>Anti-runway bomb<text:span text:style-name="T10">, parachute retarded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8T14:40:04.859000000</dc:date>
    <meta:editing-duration>PT19H6M56S</meta:editing-duration>
    <meta:editing-cycles>6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8" meta:word-count="125" meta:character-count="578" meta:non-whitespace-character-count="463"/>
  </office:meta>
</office:document-meta>
</file>